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9741"/>
    </style:style>
    <style:style style:name="P2" style:family="paragraph" style:parent-style-name="Standard">
      <style:text-properties officeooo:rsid="000589ed" officeooo:paragraph-rsid="000589ed"/>
    </style:style>
    <style:style style:name="P3" style:family="paragraph" style:parent-style-name="Standard">
      <style:text-properties officeooo:rsid="0006befa" officeooo:paragraph-rsid="0006befa"/>
    </style:style>
    <style:style style:name="P4" style:family="paragraph" style:parent-style-name="Standard">
      <style:text-properties officeooo:paragraph-rsid="0006befa"/>
    </style:style>
    <style:style style:name="P5" style:family="paragraph" style:parent-style-name="Standard">
      <style:text-properties officeooo:paragraph-rsid="0009c4d0"/>
    </style:style>
    <style:style style:name="T1" style:family="text">
      <style:text-properties officeooo:rsid="00009741"/>
    </style:style>
    <style:style style:name="T2" style:family="text">
      <style:text-properties officeooo:rsid="0003b411"/>
    </style:style>
    <style:style style:name="T3" style:family="text">
      <style:text-properties officeooo:rsid="0006befa"/>
    </style:style>
    <style:style style:name="T4" style:family="text">
      <style:text-properties fo:font-weight="bold" officeooo:rsid="0006befa" style:font-weight-asian="bold" style:font-weight-complex="bold"/>
    </style:style>
    <style:style style:name="T5" style:family="text">
      <style:text-properties officeooo:rsid="00085d70"/>
    </style:style>
    <style:style style:name="T6" style:family="text">
      <style:text-properties officeooo:rsid="0009c4d0"/>
    </style:style>
    <style:style style:name="T7" style:family="text">
      <style:text-properties fo:font-weight="normal" officeooo:rsid="0006befa" style:font-weight-asian="normal" style:font-weight-complex="normal"/>
    </style:style>
    <style:style style:name="T8" style:family="text">
      <style:text-properties fo:font-weight="normal" officeooo:rsid="0009c4d0" style:font-weight-asian="normal" style:font-weight-complex="normal"/>
    </style:style>
    <style:style style:name="T9" style:family="text">
      <style:text-properties officeooo:rsid="000adb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irst I create a folder in the project that will contain all the assets </text:span><text:span text:style-name="T9">relative to the project</text:span><text:span text:style-name="T1">. I made this so all the </text:span><text:span text:style-name="T2">third-party</text:span><text:span text:style-name="T1"> assets not create errors by not staying in the root folder, and I mantein the current project files organized.</text:span></text:p>
      <text:p text:style-name="P1"/>
      <text:p text:style-name="P2">I create empty game objects to contain the scripts, and their children that have the graphics</text:p>
      <text:p text:style-name="P3">The object that contains the ‘@’ is the script main object</text:p>
      <text:p text:style-name="P4"><text:span text:style-name="T3">All objects have between ‘[ ]’ has </text:span><text:span text:style-name="T5">his</text:span><text:span text:style-name="T3"> main function, like </text:span><text:span text:style-name="T4">Image</text:span><text:span text:style-name="T3"> or </text:span><text:span text:style-name="T4">Graphic</text:span></text:p>
      <text:p text:style-name="P4"><text:span text:style-name="T4"/></text:p>
      <text:p text:style-name="P5"><text:span text:style-name="T7">I </text:span><text:span text:style-name="T8">create a main script that will control all the game logic. Then I Create a script that will initialize some of the other main scripts, like the character. That way, I will know when all the scripts will be initialized, without depending on unity’s script execution order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4-05-02T12:44:34.427000000</dc:date>
    <meta:editing-duration>PT1H59S</meta:editing-duration>
    <meta:editing-cycles>7</meta:editing-cycles>
    <meta:document-statistic meta:table-count="0" meta:image-count="0" meta:object-count="0" meta:page-count="1" meta:paragraph-count="5" meta:word-count="133" meta:character-count="742" meta:non-whitespace-character-count="613"/>
  </office:meta>
</office:document-meta>
</file>